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use-window-font-color="true" fo:background-color="transparent"/>
    </style:style>
    <style:style style:name="P2" style:family="paragraph" style:parent-style-name="Standard">
      <style:text-properties style:use-window-font-color="true" fo:font-weight="bold" fo:background-color="transparent" style:font-weight-asian="bold" style:font-weight-complex="bold"/>
    </style:style>
    <style:style style:name="P3" style:family="paragraph" style:parent-style-name="Standard">
      <style:text-properties style:use-window-font-color="true" fo:font-weight="bold" fo:background-color="#ffffcc" style:font-weight-asian="bold" style:font-weight-complex="bold"/>
    </style:style>
    <style:style style:name="P4" style:family="paragraph" style:parent-style-name="Standard">
      <style:text-properties style:use-window-font-color="true" fo:font-weight="normal" fo:background-color="transparent" style:font-weight-asian="normal" style:font-weight-complex="normal"/>
    </style:style>
    <style:style style:name="P5" style:family="paragraph" style:parent-style-name="Standard">
      <style:text-properties fo:font-weight="bold" style:font-weight-asian="bold" style:font-weight-complex="bold"/>
    </style:style>
    <style:style style:name="T1" style:family="text">
      <style:text-properties fo:background-color="#ffffcc"/>
    </style:style>
    <style:style style:name="T2" style:family="text">
      <style:text-properties fo:font-weight="normal" style:font-weight-asian="normal" style:font-weight-complex="normal"/>
    </style:style>
    <style:style style:name="T3" style:family="text">
      <style:text-properties fo:font-weight="normal" fo:background-color="#ffffcc" style:font-weight-asian="normal" style:font-weight-complex="normal"/>
    </style:style>
    <style:style style:name="T4" style:family="text">
      <style:text-properties style:use-window-font-color="true" fo:font-weight="normal" fo:background-color="transparent" style:font-weight-asian="normal" style:font-weight-complex="normal"/>
    </style:style>
    <style:style style:name="T5" style:family="text">
      <style:text-properties style:use-window-font-color="true" fo:font-weight="normal" style:font-weight-asian="normal" style:font-weight-complex="normal"/>
    </style:style>
    <style:style style:name="T6" style:family="text">
      <style:text-properties style:use-window-font-color="true" fo:font-weight="normal" fo:background-color="#ffffcc" style:font-weight-asian="normal" style:font-weight-complex="normal"/>
    </style:style>
    <style:style style:name="T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uente: </text:p>
      <text:p text:style-name="P5">Estimulo: </text:p>
      <text:p text:style-name="P5">Artefacto:<text:span text:style-name="T2"> </text:span></text:p>
      <text:p text:style-name="P5">Ambiente: </text:p>
      <text:p text:style-name="P5">Respuesta:<text:span text:style-name="T2"> </text:span></text:p>
      <text:p text:style-name="P5">Medida de la respuesta: </text:p>
      <text:p text:style-name="P5">Atributo de calidad: </text:p>
      <text:p text:style-name="Standard"/>
      <text:p text:style-name="P1">75. Requirement: System able to re-prioritize 1000 orders in 20 minutes by user class, data types, media type, destination, or user. </text:p>
      <text:p text:style-name="P1">Scenario: Backlog management:After 24 hours of down time, operations re-prioritizes backlogged workload in 30 minutes to ensure tasks are worked off in priority order and that normal operations continue to be supported with no degraded throughput following esumption of normal ops. </text:p>
      <text:p text:style-name="P1"/>
      <text:p text:style-name="P5">Fuente:</text:p>
      <text:p text:style-name="P5">Estimulo: <text:span text:style-name="T2">after 24 hours of down time</text:span></text:p>
      <text:p text:style-name="P5">Artefacto: <text:span text:style-name="T2">system</text:span></text:p>
      <text:p text:style-name="P5">Ambiente: <text:span text:style-name="T4">down mode</text:span></text:p>
      <text:p text:style-name="P5">Respuesta: <text:span text:style-name="T2"><text:s/></text:span><text:span text:style-name="T4">operations re-prioritizes backlogged workload to ensure tasks are worked off in priority order and that normal operations continue to be supported with no degraded throughput following esumption of normal ops. </text:span></text:p>
      <text:p text:style-name="P5">Medida de la respuesta: <text:span text:style-name="T2">30 minutes</text:span></text:p>
      <text:p text:style-name="P2">Atributo de calidad: <text:span text:style-name="T2">Performance</text:span></text:p>
      <text:p text:style-name="P1"/>
      <text:p text:style-name="P4">Receive ingest requests from 100 sites, work off in priority order, and manage throughput to requirements.</text:p>
      <text:p text:style-name="P3"/>
      <text:p text:style-name="P5">Fuente: <text:s/><text:span text:style-name="T2">100 </text:span><text:span text:style-name="T4">sites</text:span></text:p>
      <text:p text:style-name="P5">Estimulo: <text:span text:style-name="T4">Receive ingest requests </text:span></text:p>
      <text:p text:style-name="P5">Artefacto:<text:span text:style-name="T2"> system</text:span></text:p>
      <text:p text:style-name="P5">Ambiente: <text:span text:style-name="T2">normal mode</text:span></text:p>
      <text:p text:style-name="P5">Respuesta:<text:span text:style-name="T2"> <text:s text:c="2"/></text:span><text:span text:style-name="T4">work off in priority order and manage throughput to requirements</text:span></text:p>
      <text:p text:style-name="P5">Medida de la respuesta: </text:p>
      <text:p text:style-name="P5">Atributo de calidad: <text:span text:style-name="T2">Performace</text:span></text:p>
      <text:p text:style-name="P5"><text:span text:style-name="T2"/></text:p>
      <text:p text:style-name="P2"><text:span text:style-name="T2">A user initiates “update customer account” transaction under twice the current peak load, and the transaction completes within a second.</text:span></text:p>
      <text:p text:style-name="P1"/>
      <text:p text:style-name="P5">Fuente: <text:s/><text:span text:style-name="T4"><text:s/>user</text:span></text:p>
      <text:p text:style-name="P5">Estimulo: <text:span text:style-name="T4">initiates “update customer account” transaction <text:s/></text:span></text:p>
      <text:p text:style-name="P5">Artefacto:<text:span text:style-name="T2"> system</text:span></text:p>
      <text:p text:style-name="P5">Ambiente: <text:span text:style-name="T2"><text:s/></text:span><text:span text:style-name="T4">twice the current peak load</text:span></text:p>
      <text:p text:style-name="P5">Respuesta:<text:span text:style-name="T2"> <text:s text:c="2"/></text:span><text:span text:style-name="T4">transaction completes</text:span></text:p>
      <text:p text:style-name="P5">Medida de la respuesta: <text:span text:style-name="T2">second</text:span></text:p>
      <text:p text:style-name="P2">Atributo de calidad: <text:span text:style-name="T2">Performace</text:span></text:p>
      <text:p text:style-name="P2"><text:span text:style-name="T2"/></text:p>
      <text:p text:style-name="P2"><text:span text:style-name="T2"/></text:p>
      <text:p text:style-name="P2"><text:span text:style-name="T2"/></text:p>
      <text:p text:style-name="P2"><text:soft-page-break/><text:span text:style-name="T2">A user in a particular context asks for help, and the help reflects the appropriate context. </text:span></text:p>
      <text:p text:style-name="P2"><text:span text:style-name="T2"/></text:p>
      <text:p text:style-name="P5">Fuente: <text:span text:style-name="T2">user</text:span></text:p>
      <text:p text:style-name="P5">Estimulo: <text:s/><text:span text:style-name="T4">asks for help</text:span></text:p>
      <text:p text:style-name="P5">Artefacto:<text:span text:style-name="T2"> </text:span></text:p>
      <text:p text:style-name="P5">Ambiente: <text:span text:style-name="T2">at run time in a </text:span><text:span text:style-name="T4">particular contex</text:span></text:p>
      <text:p text:style-name="P5">Respuesta:<text:span text:style-name="T2"> </text:span><text:span text:style-name="T4">help reflects the appropriate contex</text:span></text:p>
      <text:p text:style-name="P5">Medida de la respuesta: </text:p>
      <text:p text:style-name="P2">Atributo de calidad: <text:span text:style-name="T2">Usability</text:span></text:p>
      <text:p text:style-name="P2"><text:span text:style-name="T2"/></text:p>
      <text:p text:style-name="P2"><text:span text:style-name="T2"><text:s/>One passenger is German and one is English; each should have an interface in the native language.</text:span></text:p>
      <text:p text:style-name="P2"><text:span text:style-name="T2"/></text:p>
      <text:p text:style-name="P5">Fuente: <text:span text:style-name="T2"><text:s/>user</text:span></text:p>
      <text:p text:style-name="P5">Estimulo: <text:span text:style-name="T2">indicates prefered language</text:span></text:p>
      <text:p text:style-name="P5">Artefacto: <text:span text:style-name="T2">system </text:span></text:p>
      <text:p text:style-name="P5">Ambiente: <text:span text:style-name="T2">runtime</text:span></text:p>
      <text:p text:style-name="P5">Respuesta:<text:span text:style-name="T2"> displays interface in native language</text:span></text:p>
      <text:p text:style-name="P5">Medida de la respuesta: </text:p>
      <text:p text:style-name="P2">Atributo de calidad:<text:span text:style-name="T2"> Usability</text:span></text:p>
      <text:p text:style-name="P2"><text:span text:style-name="T2"/></text:p>
      <text:p text:style-name="P1">121. Requirement: No system resources are held by data inputs or outputs that are failed or suspended for more than 10 minutes. </text:p>
      <text:p text:style-name="P4">Scenario: Fixed scene orders for electronic FTP push to a site whose FTP server is down, system suspends within 10 minutes of first failed request, and all resources are available while requests are suspended. Distribution to others is not affected. </text:p>
      <text:p text:style-name="P2"><text:span text:style-name="T2"/></text:p>
      <text:p text:style-name="Standard"><text:span text:style-name="T7">Fuente:</text:span> <text:span text:style-name="T4"><text:s/>down server</text:span></text:p>
      <text:p text:style-name="P5">Estimulo: <text:span text:style-name="T2">failure request</text:span></text:p>
      <text:p text:style-name="P5">Artefacto:<text:span text:style-name="T2"> </text:span></text:p>
      <text:p text:style-name="P5">Ambiente: <text:span text:style-name="T2">normal operations</text:span></text:p>
      <text:p text:style-name="Standard"><text:span text:style-name="T7">Respuesta:</text:span><text:span text:style-name="T2"> system suspends request, recourses are </text:span><text:span text:style-name="T4">available, distribution to others server is not affected. Operate in degraded mode</text:span></text:p>
      <text:p text:style-name="P5">Medida de la respuesta: <text:span text:style-name="T2">10 minutes</text:span></text:p>
      <text:p text:style-name="P2">Atributo de calidad:<text:span text:style-name="T2"> </text:span></text:p>
      <text:p text:style-name="P2"><text:span text:style-name="T2"/></text:p>
      <text:p text:style-name="Standard">124.<text:span text:style-name="T1"> Requirement: No requests should be lost as a result of system overloads or failures. </text:span></text:p>
      <text:p text:style-name="P2"><text:span text:style-name="T3">Scenario: Subsystem A-A must be cold started due to HW problem, pending orders identified and re-started in five minutes</text:span><text:span text:style-name="T2">. </text:span></text:p>
      <text:p text:style-name="P2"><text:span text:style-name="T2"/></text:p>
      <text:p text:style-name="Standard"><text:span text:style-name="T7">Fuente:</text:span> <text:span text:style-name="T4"><text:s/></text:span></text:p>
      <text:p text:style-name="P5">Estimulo: <text:span text:style-name="T2">request</text:span></text:p>
      <text:p text:style-name="P5">Artefacto: <text:span text:style-name="T2">server </text:span></text:p>
      <text:p text:style-name="P5">Ambiente: <text:span text:style-name="T2">degraded mode. <text:s/></text:span><text:span text:style-name="T3">system overloads or failures</text:span></text:p>
      <text:p text:style-name="Standard"><text:span text:style-name="T7">Respuesta:</text:span><text:span text:style-name="T2"> </text:span><text:span text:style-name="T4">requirement is not lost. Cold start</text:span></text:p>
      <text:p text:style-name="P5">Medida de la respuesta: <text:span text:style-name="T2">5 minutes</text:span></text:p>
      <text:p text:style-name="P2">Atributo de calidad:<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ancisco </meta:initial-creator>
    <meta:creation-date>2010-08-23T16:42:21</meta:creation-date>
    <meta:document-statistic meta:table-count="0" meta:image-count="0" meta:object-count="0" meta:page-count="2" meta:paragraph-count="66" meta:word-count="472" meta:character-count="3193"/>
    <dc:date>2010-08-23T18:18:14</dc:date>
    <dc:creator>Francisco </dc:creator>
    <meta:editing-duration>PT00H04M51S</meta:editing-duration>
    <meta:editing-cycles>1</meta:editing-cycles>
    <meta:generator>OpenOffice.org/3.1$Linux OpenOffice.org_project/310m19$Build-9420</meta:generator>
  </office:meta>
</office:document-meta>
</file>